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04cm" loext:decorative="false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1.407cm" loext:decorative="false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2.9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 loext:decorative="false"/>
      <style:paragraph-properties style:writing-mode="lr-tb"/>
    </style:style>
    <style:style style:name="gr5" style:family="graphic" style:parent-style-name="standard">
      <style:graphic-properties svg:stroke-color="#000000" draw:fill="none" draw:textarea-vertical-align="middle" draw:auto-grow-height="false" fo:min-height="5.002cm" fo:min-width="0cm" loext:decorative="false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8.416cm" fo:min-width="0cm" draw:shadow="hidden" draw:shadow-offset-x="0cm" draw:shadow-offset-y="0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0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solid" svg:stroke-color="#ffffff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1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ax-height="0cm" fo:min-height="1.15cm" loext:decorative="false"/>
      <style:paragraph-properties style:writing-mode="lr-tb"/>
    </style:style>
    <style:style style:name="gr12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ax-height="0cm" fo:min-height="0.712cm" loext:decorative="false"/>
      <style:paragraph-properties style:writing-mode="lr-tb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7.63cm" fo:min-width="0cm" draw:shadow="hidden" draw:shadow-offset-x="0cm" draw:shadow-offset-y="0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 loext:decorative="false"/>
      <style:paragraph-properties style:writing-mode="lr-tb"/>
    </style:style>
    <style:style style:name="gr16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ax-height="0cm" fo:min-height="1.423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style:font-name="Arial1"/>
    </style:style>
    <style:style style:name="P10" style:family="paragraph">
      <loext:graphic-properties draw:fill="none" draw:fill-color="#ffffff"/>
      <style:paragraph-properties fo:text-align="center"/>
      <style:text-properties style:font-name="Arial1"/>
    </style:style>
    <style:style style:name="P11" style:family="paragraph">
      <loext:graphic-properties draw:fill="none" draw:fill-color="#ffffff"/>
      <style:text-properties style:font-name="Arial1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Aria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5.4cm" svg:height="0.954cm" svg:x="10.4cm" svg:y="4.6cm">
          <draw:text-box>
            <text:p text:style-name="P1">Providing Reasons</text:p>
          </draw:text-box>
        </draw:frame>
        <draw:frame draw:style-name="gr2" draw:text-style-name="P2" draw:layer="layout" svg:width="2.8cm" svg:height="1.657cm" svg:x="9.4cm" svg:y="6.2cm">
          <draw:text-box>
            <text:p text:style-name="P1">Nothing Wrong</text:p>
          </draw:text-box>
        </draw:frame>
        <draw:frame draw:style-name="gr3" draw:text-style-name="P2" draw:layer="layout" svg:width="3.6cm" svg:height="3.2cm" svg:x="12.4cm" svg:y="7.2cm">
          <draw:text-box>
            <text:p text:style-name="P1">Admission of not having reasons</text:p>
          </draw:text-box>
        </draw:frame>
        <draw:frame draw:style-name="gr2" draw:text-style-name="P2" draw:layer="layout" svg:width="4cm" svg:height="1.657cm" svg:x="11.8cm" svg:y="10.6cm">
          <draw:text-box>
            <text:p text:style-name="P1">(Unsupported Declaration)</text:p>
          </draw:text-box>
        </draw:frame>
        <draw:frame draw:style-name="gr4" draw:text-style-name="P2" draw:layer="layout" svg:width="4.2cm" svg:height="1.657cm" svg:x="16.8cm" svg:y="8.8cm">
          <draw:text-box>
            <text:p text:style-name="P1">Dumbfounded responses</text:p>
          </draw:text-box>
        </draw:frame>
        <draw:custom-shape draw:style-name="gr5" draw:text-style-name="P3" draw:layer="layout" svg:width="0.8cm" svg:height="5.6cm" svg:x="16cm" svg:y="7cm">
          <text:p/>
          <draw:enhanced-geometry svg:viewBox="0 0 21600 21600" draw:glue-points="0 0 0 21600 21600 10800" draw:text-areas="0 ?f9 7800 ?f10" draw:type="right-brace" draw:modifiers="2149.20257081647 10710.021423470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4" draw:layer="layout" svg:width="0.3cm" svg:height="8.8cm" svg:x="8.8cm" svg:y="4cm">
          <text:p/>
          <draw:enhanced-geometry svg:viewBox="0 0 21600 21600" draw:mirror-horizontal="false" draw:mirror-vertical="false" draw:text-areas="?f0 ?f8 ?f2 ?f9" draw:type="up-down-arrow" draw:modifiers="9113.62126245847 1054.4848544260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2" draw:layer="layout" svg:width="6.8cm" svg:height="1.057cm" draw:transform="rotate (1.5707963267949) translate (7.8cm 11.6cm)">
          <draw:text-box>
            <text:p text:style-name="P1">Level of Deliberation</text:p>
          </draw:text-box>
        </draw:frame>
        <draw:frame draw:style-name="gr4" draw:text-style-name="P5" draw:layer="layout" svg:width="4.6cm" svg:height="1.657cm" svg:x="6.8cm" svg:y="12.943cm">
          <draw:text-box>
            <text:p text:style-name="P1">Less Deliberation</text:p>
          </draw:text-box>
        </draw:frame>
        <draw:frame draw:style-name="gr4" draw:text-style-name="P5" draw:layer="layout" svg:width="4.6cm" svg:height="1.657cm" svg:x="6.6cm" svg:y="2.2cm">
          <draw:text-box>
            <text:p text:style-name="P1">More Deliberation</text:p>
          </draw:text-box>
        </draw:frame>
        <draw:frame draw:style-name="gr8" draw:text-style-name="P6" draw:layer="layout" svg:width="21.8cm" svg:height="1.8cm" svg:x="3.2cm" svg:y="0.6cm">
          <draw:text-box>
            <text:p text:style-name="P1"><text:span text:style-name="T1">Hypothesised Level of Deliberation associated with each Respons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0" draw:text-style-name="P9" draw:layer="layout" svg:width="4.6cm" svg:height="0.962cm" svg:x="9.2cm" svg:y="5cm">
          <draw:text-box>
            <text:p text:style-name="P8"><text:span text:style-name="T2">Reason-giving</text:span></text:p>
          </draw:text-box>
        </draw:frame>
        <draw:frame draw:style-name="gr11" draw:text-style-name="P9" draw:layer="layout" svg:width="4.757cm" svg:height="1.4cm" svg:x="9.2cm" svg:y="7.2cm">
          <draw:text-box>
            <text:p text:style-name="P8"><text:span text:style-name="T2">Nothing-wrong</text:span></text:p>
          </draw:text-box>
        </draw:frame>
        <draw:frame draw:style-name="gr12" draw:text-style-name="P10" draw:layer="layout" svg:width="5cm" svg:height="0.962cm" svg:x="9.2cm" svg:y="10.1cm">
          <draw:text-box>
            <text:p text:style-name="P8"><text:span text:style-name="T2">Dumbfounding</text:span></text:p>
          </draw:text-box>
        </draw:frame>
        <draw:custom-shape draw:style-name="gr13" draw:text-style-name="P4" draw:layer="layout" svg:width="0.3cm" svg:height="8cm" svg:x="8.8cm" svg:y="4cm">
          <text:p/>
          <draw:enhanced-geometry svg:viewBox="0 0 21600 21600" draw:mirror-horizontal="false" draw:mirror-vertical="false" draw:text-areas="?f0 ?f8 ?f2 ?f9" draw:type="up-down-arrow" draw:modifiers="9113.62126245847 1054.4848544260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0" draw:layer="layout" svg:width="6.8cm" svg:height="1.057cm" draw:transform="rotate (1.5707963267949) translate (7.8cm 11.6cm)">
          <draw:text-box>
            <text:p text:style-name="P1"><text:span text:style-name="T2">Level of Deliberation</text:span></text:p>
          </draw:text-box>
        </draw:frame>
        <draw:frame draw:style-name="gr14" draw:text-style-name="P11" draw:layer="layout" svg:width="4.6cm" svg:height="1.673cm" svg:x="6.6cm" svg:y="12.2cm">
          <draw:text-box>
            <text:p text:style-name="P1"><text:span text:style-name="T2">Less Deliberation</text:span></text:p>
          </draw:text-box>
        </draw:frame>
        <draw:frame draw:style-name="gr14" draw:text-style-name="P11" draw:layer="layout" svg:width="4.6cm" svg:height="1.673cm" svg:x="6.6cm" svg:y="2.2cm">
          <draw:text-box>
            <text:p text:style-name="P1"><text:span text:style-name="T2">More Deliberation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0" draw:text-style-name="P9" draw:layer="layout" svg:width="4.6cm" svg:height="0.962cm" svg:x="16cm" svg:y="4.5cm">
          <draw:text-box>
            <text:p text:style-name="P8"><text:span text:style-name="T2">Reason-giving</text:span></text:p>
          </draw:text-box>
        </draw:frame>
        <draw:frame draw:style-name="gr11" draw:text-style-name="P9" draw:layer="layout" svg:width="4.757cm" svg:height="1.4cm" svg:x="16cm" svg:y="7.2cm">
          <draw:text-box>
            <text:p text:style-name="P8"><text:span text:style-name="T2">Nothing-wrong</text:span></text:p>
          </draw:text-box>
        </draw:frame>
        <draw:frame draw:style-name="gr12" draw:text-style-name="P10" draw:layer="layout" svg:width="5cm" svg:height="0.962cm" svg:x="16cm" svg:y="10.6cm">
          <draw:text-box>
            <text:p text:style-name="P8"><text:span text:style-name="T2">Dumbfounding</text:span></text:p>
          </draw:text-box>
        </draw:frame>
        <draw:custom-shape draw:style-name="gr13" draw:text-style-name="P4" draw:layer="layout" svg:width="0.3cm" svg:height="8cm" svg:x="13.8cm" svg:y="4cm">
          <text:p/>
          <draw:enhanced-geometry svg:viewBox="0 0 21600 21600" draw:mirror-horizontal="false" draw:mirror-vertical="false" draw:text-areas="?f0 ?f8 ?f2 ?f9" draw:type="up-down-arrow" draw:modifiers="9113.62126245847 1054.4848544260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0" draw:layer="layout" svg:width="6.8cm" svg:height="1.057cm" draw:transform="rotate (1.5707963267949) translate (12.8cm 11.6cm)">
          <draw:text-box>
            <text:p text:style-name="P1"><text:span text:style-name="T2">Level of Deliberation</text:span></text:p>
          </draw:text-box>
        </draw:frame>
        <draw:frame draw:style-name="gr14" draw:text-style-name="P11" draw:layer="layout" svg:width="4.6cm" svg:height="1.673cm" svg:x="11.6cm" svg:y="12.2cm">
          <draw:text-box>
            <text:p text:style-name="P1"><text:span text:style-name="T2">Less Deliberation</text:span></text:p>
          </draw:text-box>
        </draw:frame>
        <draw:frame draw:style-name="gr14" draw:text-style-name="P11" draw:layer="layout" svg:width="4.6cm" svg:height="1.673cm" svg:x="11.6cm" svg:y="2.2cm">
          <draw:text-box>
            <text:p text:style-name="P1"><text:span text:style-name="T2">More Deliberation</text:span></text:p>
          </draw:text-box>
        </draw:frame>
        <draw:custom-shape draw:style-name="gr13" draw:text-style-name="P4" draw:layer="layout" svg:width="0.3cm" svg:height="8cm" svg:x="8.8cm" svg:y="4.001cm">
          <text:p/>
          <draw:enhanced-geometry svg:viewBox="0 0 21600 21600" draw:mirror-horizontal="false" draw:mirror-vertical="false" draw:text-areas="?f0 ?f8 ?f2 ?f9" draw:type="up-down-arrow" draw:modifiers="9113.62126245847 1054.4848544260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0" draw:layer="layout" svg:width="6.8cm" svg:height="1.057cm" draw:transform="rotate (1.5707963267949) translate (7.8cm 11.601cm)">
          <draw:text-box>
            <text:p text:style-name="P1"><text:span text:style-name="T2">Construal Level</text:span></text:p>
          </draw:text-box>
        </draw:frame>
        <draw:frame draw:style-name="gr15" draw:text-style-name="P11" draw:layer="layout" svg:width="4.6cm" svg:height="2.384cm" svg:x="6.6cm" svg:y="12.201cm">
          <draw:text-box>
            <text:p text:style-name="P1"><text:span text:style-name="T2">Lower level / Concrete Construal</text:span></text:p>
          </draw:text-box>
        </draw:frame>
        <draw:frame draw:style-name="gr15" draw:text-style-name="P10" draw:layer="layout" svg:width="4.6cm" svg:height="2.384cm" svg:x="6.6cm" svg:y="1.501cm">
          <draw:text-box>
            <text:p text:style-name="P1"><text:span text:style-name="T2">Higher level / </text:span></text:p>
            <text:p text:style-name="P1"><text:span text:style-name="T2">Abstract Construal</text:span></text:p>
          </draw:text-box>
        </draw:frame>
        <draw:custom-shape draw:style-name="gr13" draw:text-style-name="P4" draw:layer="layout" svg:width="0.3cm" svg:height="8cm" svg:x="3.8cm" svg:y="4.001cm">
          <text:p/>
          <draw:enhanced-geometry svg:viewBox="0 0 21600 21600" draw:mirror-horizontal="false" draw:mirror-vertical="false" draw:text-areas="?f0 ?f8 ?f2 ?f9" draw:type="up-down-arrow" draw:modifiers="9113.62126245847 1054.4848544260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0" draw:layer="layout" svg:width="7.801cm" svg:height="1.673cm" draw:transform="rotate (1.5707963267949) translate (2.8cm 12.001cm)">
          <draw:text-box>
            <text:p text:style-name="P1"><text:span text:style-name="T2">Psychological Distance</text:span></text:p>
          </draw:text-box>
        </draw:frame>
        <draw:frame draw:style-name="gr15" draw:text-style-name="P11" draw:layer="layout" svg:width="4.6cm" svg:height="2.384cm" svg:x="1.6cm" svg:y="12.201cm">
          <draw:text-box>
            <text:p text:style-name="P1"><text:span text:style-name="T2">Decreased Psychological Distance</text:span></text:p>
          </draw:text-box>
        </draw:frame>
        <draw:frame draw:style-name="gr15" draw:text-style-name="P10" draw:layer="layout" svg:width="4.6cm" svg:height="2.384cm" svg:x="1.6cm" svg:y="1.501cm">
          <draw:text-box>
            <text:p text:style-name="P1"><text:span text:style-name="T2">Increased Psychological Distanc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0" draw:text-style-name="P9" draw:layer="layout" svg:width="4.6cm" svg:height="0.962cm" svg:x="16cm" svg:y="4.5cm">
          <draw:text-box>
            <text:p text:style-name="P8"><text:span text:style-name="T2">Reason-giving</text:span></text:p>
          </draw:text-box>
        </draw:frame>
        <draw:frame draw:style-name="gr16" draw:text-style-name="P9" draw:layer="layout" svg:width="5.2cm" svg:height="1.673cm" svg:x="16cm" svg:y="7.064cm">
          <draw:text-box>
            <text:p text:style-name="P8"><text:span text:style-name="T2">(Nothing-wrong)</text:span></text:p>
          </draw:text-box>
        </draw:frame>
        <draw:frame draw:style-name="gr12" draw:text-style-name="P10" draw:layer="layout" svg:width="5cm" svg:height="0.962cm" svg:x="16cm" svg:y="10.6cm">
          <draw:text-box>
            <text:p text:style-name="P8"><text:span text:style-name="T2">Dumbfounding</text:span></text:p>
          </draw:text-box>
        </draw:frame>
        <draw:custom-shape draw:style-name="gr13" draw:text-style-name="P4" draw:layer="layout" svg:width="0.3cm" svg:height="8cm" svg:x="13.8cm" svg:y="4cm">
          <text:p/>
          <draw:enhanced-geometry svg:viewBox="0 0 21600 21600" draw:mirror-horizontal="false" draw:mirror-vertical="false" draw:text-areas="?f0 ?f8 ?f2 ?f9" draw:type="up-down-arrow" draw:modifiers="9113.62126245847 1054.4848544260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0" draw:layer="layout" svg:width="6.8cm" svg:height="1.057cm" draw:transform="rotate (1.5707963267949) translate (12.8cm 11.6cm)">
          <draw:text-box>
            <text:p text:style-name="P1"><text:span text:style-name="T2">Level of Deliberation</text:span></text:p>
          </draw:text-box>
        </draw:frame>
        <draw:frame draw:style-name="gr14" draw:text-style-name="P11" draw:layer="layout" svg:width="4.6cm" svg:height="1.673cm" svg:x="11.6cm" svg:y="12.2cm">
          <draw:text-box>
            <text:p text:style-name="P1"><text:span text:style-name="T2">Less Deliberation</text:span></text:p>
          </draw:text-box>
        </draw:frame>
        <draw:frame draw:style-name="gr14" draw:text-style-name="P11" draw:layer="layout" svg:width="4.6cm" svg:height="1.673cm" svg:x="11.6cm" svg:y="2.2cm">
          <draw:text-box>
            <text:p text:style-name="P1"><text:span text:style-name="T2">More Deliberation</text:span></text:p>
          </draw:text-box>
        </draw:frame>
        <draw:custom-shape draw:style-name="gr13" draw:text-style-name="P4" draw:layer="layout" svg:width="0.3cm" svg:height="8cm" svg:x="8.8cm" svg:y="4.001cm">
          <text:p/>
          <draw:enhanced-geometry svg:viewBox="0 0 21600 21600" draw:mirror-horizontal="false" draw:mirror-vertical="false" draw:text-areas="?f0 ?f8 ?f2 ?f9" draw:type="up-down-arrow" draw:modifiers="9113.62126245847 1054.4848544260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10" draw:layer="layout" svg:width="6.8cm" svg:height="1.057cm" draw:transform="rotate (1.5707963267949) translate (7.8cm 11.601cm)">
          <draw:text-box>
            <text:p text:style-name="P1"><text:span text:style-name="T2">Construal Level</text:span></text:p>
          </draw:text-box>
        </draw:frame>
        <draw:frame draw:style-name="gr15" draw:text-style-name="P11" draw:layer="layout" svg:width="4.6cm" svg:height="2.384cm" svg:x="6.6cm" svg:y="12.201cm">
          <draw:text-box>
            <text:p text:style-name="P1"><text:span text:style-name="T2">Lower level / Concrete Construal</text:span></text:p>
          </draw:text-box>
        </draw:frame>
        <draw:frame draw:style-name="gr15" draw:text-style-name="P10" draw:layer="layout" svg:width="4.6cm" svg:height="2.384cm" svg:x="6.6cm" svg:y="1.501cm">
          <draw:text-box>
            <text:p text:style-name="P1"><text:span text:style-name="T2">Higher level / </text:span></text:p>
            <text:p text:style-name="P1"><text:span text:style-name="T2">Abstract Construal</text:span></text:p>
          </draw:text-box>
        </draw:frame>
        <draw:custom-shape draw:style-name="gr13" draw:text-style-name="P4" draw:layer="layout" svg:width="0.3cm" svg:height="8cm" svg:x="3.8cm" svg:y="4.001cm">
          <text:p/>
          <draw:enhanced-geometry svg:viewBox="0 0 21600 21600" draw:mirror-horizontal="false" draw:mirror-vertical="false" draw:text-areas="?f0 ?f8 ?f2 ?f9" draw:type="up-down-arrow" draw:modifiers="9113.62126245847 1054.48485442604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0" draw:layer="layout" svg:width="7.801cm" svg:height="1.673cm" draw:transform="rotate (1.5707963267949) translate (2.8cm 12.001cm)">
          <draw:text-box>
            <text:p text:style-name="P1"><text:span text:style-name="T2">Psychological Distance</text:span></text:p>
          </draw:text-box>
        </draw:frame>
        <draw:frame draw:style-name="gr15" draw:text-style-name="P11" draw:layer="layout" svg:width="4.6cm" svg:height="2.384cm" svg:x="1.6cm" svg:y="12.201cm">
          <draw:text-box>
            <text:p text:style-name="P1"><text:span text:style-name="T2">Decreased Psychological Distance</text:span></text:p>
          </draw:text-box>
        </draw:frame>
        <draw:frame draw:style-name="gr15" draw:text-style-name="P10" draw:layer="layout" svg:width="4.6cm" svg:height="2.384cm" svg:x="1.6cm" svg:y="1.501cm">
          <draw:text-box>
            <text:p text:style-name="P1"><text:span text:style-name="T2">Increased Psychological Distance</text:span></text:p>
          </draw:text-box>
        </draw:frame>
        <presentation:notes draw:style-name="dp1">
          <office:forms form:automatic-focus="false" form:apply-design-mode="false"/>
          <draw:page-thumbnail draw:style-name="gr9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illian McHugh</meta:initial-creator>
    <meta:creation-date>2020-01-24T13:59:05.936445959</meta:creation-date>
    <dc:date>2025-10-14T14:24:35.882000000</dc:date>
    <meta:editing-duration>PT44M41S</meta:editing-duration>
    <meta:editing-cycles>8</meta:editing-cycles>
    <meta:generator>LibreOffice/7.6.4.1$Windows_X86_64 LibreOffice_project/e19e193f88cd6c0525a17fb7a176ed8e6a3e2aa1</meta:generator>
    <dc:creator>Cillian McHugh</dc:creator>
    <meta:document-statistic meta:object-count="77"/>
  </office:meta>
</office:document-meta>
</file>